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934cm, 5.741cm, 1.924cm, 3.98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71cm, 24.918cm, 12.625cm, 3.879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71cm, 24.918cm, 0cm, 3.879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91cm, 3.612cm, 18.762cm, 3.473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2.753cm, 0cm, 2.566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-0.581cm, 4.801cm, 0.288cm, 4.209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5.046cm"/>
    </style:style>
    <style:style style:name="pr2" style:family="presentation" style:parent-style-name="Standard-subtitle">
      <style:graphic-properties draw:fill-color="#ffffff" fo:min-height="2.15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6.547cm" style:use-optimal-column-width="false"/>
    </style:style>
    <style:style style:name="co2" style:family="table-column">
      <style:table-column-properties style:column-width="6.559cm" style:use-optimal-column-width="false"/>
    </style:style>
    <style:style style:name="co3" style:family="table-column">
      <style:table-column-properties style:column-width="5.237cm" style:use-optimal-column-width="false"/>
    </style:style>
    <style:style style:name="co4" style:family="table-column">
      <style:table-column-properties style:column-width="5.25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loext:graphic-properties draw:textarea-vertical-align="middle"/>
      <style:paragraph-properties fo:text-align="center">
        <style:tab-stops/>
      </style:paragraph-properties>
    </style:style>
    <style:style style:name="ce4" style:family="table-cell">
      <loext:graphic-properties draw:textarea-vertical-align="middle"/>
      <style:paragraph-properties fo:text-align="start">
        <style:tab-stops/>
      </style:paragraph-properties>
    </style:style>
    <style:style style:name="P1" style:family="paragraph">
      <loext:graphic-properties draw:fill-color="#ffffff"/>
      <style:text-properties fo:font-size="38.5999984741211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font-size="38.5999984741211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>
        <style:tab-stops/>
      </style:paragraph-properties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size="38.5999984741211pt"/>
    </style:style>
    <style:style style:name="T2" style:family="text">
      <style:text-properties style:text-position="super 58%" fo:font-size="38.5999984741211pt"/>
    </style:style>
    <style:style style:name="T3" style:family="text">
      <style:text-properties fo:font-size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 fo:font-size="38.599998474121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 xml:id="id1" text:id="id1"><text:span text:style-name="T1">1</text:span><text:span text:style-name="T2">er</text:span><text:span text:style-name="T1"> Partie – Nettoyage</text:span></text:p>
          </draw:text-box>
        </draw:frame>
        <draw:frame draw:style-name="standard" xml:id="id3" draw:id="id3" draw:layer="layout" svg:width="26.199cm" svg:height="7.998cm" svg:x="1.751cm" svg:y="10.7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Tableau csv</text:span></text:p>
              </table:table-cell>
              <table:table-cell>
                <text:p text:style-name="P2"><text:span text:style-name="T3">Nombre de lignes</text:span></text:p>
              </table:table-cell>
              <table:table-cell>
                <text:p text:style-name="P2"><text:span text:style-name="T3">Valeurs Null</text:span></text:p>
              </table:table-cell>
              <table:table-cell>
                <text:p text:style-name="P2"><text:span text:style-name="T3">Commentaires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Customers</text:span></text:p>
              </table:table-cell>
              <table:table-cell>
                <text:p text:style-name="P2"><text:span text:style-name="T3">8 623</text:span></text:p>
              </table:table-cell>
              <table:table-cell>
                <text:p text:style-name="P2"><text:span text:style-name="T3">Aucune</text:span></text:p>
              </table:table-cell>
              <table:table-cell>
                <text:p text:style-name="P2"><text:span text:style-name="T3">Beaucoup de clients nés en 2004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Products</text:span></text:p>
              </table:table-cell>
              <table:table-cell>
                <text:p text:style-name="P2"><text:span text:style-name="T3">3 287</text:span></text:p>
              </table:table-cell>
              <table:table-cell>
                <text:p text:style-name="P2"><text:span text:style-name="T3">Aucune</text:span></text:p>
              </table:table-cell>
              <table:table-cell>
                <text:p text:style-name="P2"><text:span text:style-name="T3">Prix à ‘-1’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3">Transactions</text:span></text:p>
              </table:table-cell>
              <table:table-cell>
                <text:p text:style-name="P2"><text:span text:style-name="T3">337 016</text:span></text:p>
              </table:table-cell>
              <table:table-cell>
                <text:p text:style-name="P2"><text:span text:style-name="T3">Aucune</text:span></text:p>
              </table:table-cell>
              <table:table-cell>
                <text:p text:style-name="P2"><text:span text:style-name="T3">Date avec le mot Te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2" draw:text-style-name="P5" draw:layer="layout" svg:width="26cm" svg:height="2.155cm" svg:x="1.8cm" svg:y="7.845cm">
          <draw:text-box>
            <text:p xml:id="id2" text:id="id2" text:style-name="P4"><text:span text:style-name="T4">Visualisation des donné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1</text:span><text:span text:style-name="T2">er</text:span><text:span text:style-name="T1"> Partie – Nettoyage</text:span></text:p>
          </draw:text-box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Nettoyage des données de test</text:span></text:p>
          </draw:text-box>
        </draw:frame>
        <draw:frame presentation:style-name="pr2" draw:text-style-name="P5" draw:layer="layout" svg:width="26cm" svg:height="2.155cm" svg:x="1.8cm" svg:y="7.846cm">
          <draw:text-box>
            <text:p text:style-name="P7"><text:span text:style-name="T4"><text:s/></text:span></text:p>
          </draw:text-box>
        </draw:frame>
        <draw:frame draw:style-name="standard" draw:layer="layout" svg:width="26.198cm" svg:height="7.998cm" svg:x="1.751cm" svg:y="10.70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4"><text:span text:style-name="T3">Tableau csv</text:span></text:p>
              </table:table-cell>
              <table:table-cell>
                <text:p text:style-name="P4"><text:span text:style-name="T3">id_product</text:span></text:p>
              </table:table-cell>
              <table:table-cell>
                <text:p text:style-name="P4"><text:span text:style-name="T3">session_id</text:span></text:p>
              </table:table-cell>
              <table:table-cell>
                <text:p text:style-name="P4"><text:span text:style-name="T3">client_id</text:span></text:p>
              </table:table-cell>
              <table:table-cell>
                <text:p text:style-name="P4">Nombre d’individus</text:p>
              </table:table-cell>
            </table:table-row>
            <table:table-row table:style-name="ro1" table:default-cell-style-name="ce3">
              <table:table-cell table:style-name="ce4">
                <text:p text:style-name="P7"><text:span text:style-name="T3">Customers</text:span>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  <table:table-cell>
                <text:p text:style-name="P4">ct_0</text:p>
                <text:p text:style-name="P4">ct_1</text:p>
              </table:table-cell>
              <table:table-cell>
                <text:p text:style-name="P4">2</text:p>
              </table:table-cell>
            </table:table-row>
            <table:table-row table:style-name="ro1" table:default-cell-style-name="ce3">
              <table:table-cell table:style-name="ce4">
                <text:p text:style-name="P7"><text:span text:style-name="T3">Products</text:span></text:p>
              </table:table-cell>
              <table:table-cell>
                <text:p text:style-name="P4">t_0</text:p>
              </table:table-cell>
              <table:table-cell>
                <text:p text:style-name="P4">-</text:p>
              </table:table-cell>
              <table:table-cell>
                <text:p text:style-name="P4">-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3">
              <table:table-cell table:style-name="ce4">
                <text:p text:style-name="P7"><text:span text:style-name="T3">Transactions</text:span></text:p>
              </table:table-cell>
              <table:table-cell>
                <text:p text:style-name="P4">t_0</text:p>
              </table:table-cell>
              <table:table-cell>
                <text:p text:style-name="P4">s_0</text:p>
              </table:table-cell>
              <table:table-cell>
                <text:p text:style-name="P4">ct_0</text:p>
                <text:p text:style-name="P4">ct_1</text:p>
              </table:table-cell>
              <table:table-cell>
                <text:p text:style-name="P4">20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1</text:span><text:span text:style-name="T2">er</text:span><text:span text:style-name="T1"> Partie – Nettoyage</text:span></text:p>
          </draw:text-box>
        </draw:frame>
        <draw:frame draw:style-name="standard" xml:id="id5" draw:id="id5" draw:layer="layout" svg:width="26.199cm" svg:height="7.998cm" svg:x="1.751cm" svg:y="10.7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Catégorie</text:span></text:p>
              </table:table-cell>
              <table:table-cell>
                <text:p text:style-name="P2"><text:span text:style-name="T3">Septembre</text:span></text:p>
              </table:table-cell>
              <table:table-cell>
                <text:p text:style-name="P2"><text:span text:style-name="T3">Octobre</text:span></text:p>
              </table:table-cell>
              <table:table-cell>
                <text:p text:style-name="P2"><text:span text:style-name="T3">Novembre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Categ 0</text:span></text:p>
              </table:table-cell>
              <table:table-cell>
                <text:p text:style-name="P2"><text:span text:style-name="T3">23 112</text:span></text:p>
              </table:table-cell>
              <table:table-cell>
                <text:p text:style-name="P2"><text:span text:style-name="T3">18 751</text:span></text:p>
              </table:table-cell>
              <table:table-cell>
                <text:p text:style-name="P2"><text:span text:style-name="T3">14 578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Categ 1</text:span></text:p>
              </table:table-cell>
              <table:table-cell>
                <text:p text:style-name="P2"><text:span text:style-name="T3">9 268</text:span></text:p>
              </table:table-cell>
              <table:table-cell>
                <text:p text:style-name="P2"><text:span text:style-name="T3">1 666</text:span></text:p>
              </table:table-cell>
              <table:table-cell>
                <text:p text:style-name="P2"><text:span text:style-name="T3">12 316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3">Categ 2</text:span></text:p>
              </table:table-cell>
              <table:table-cell>
                <text:p text:style-name="P2"><text:span text:style-name="T3">874</text:span></text:p>
              </table:table-cell>
              <table:table-cell>
                <text:p text:style-name="P2"><text:span text:style-name="T3">1 160</text:span></text:p>
              </table:table-cell>
              <table:table-cell>
                <text:p text:style-name="P2"><text:span text:style-name="T3">1 37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8" xml:id="id4" draw:id="id4" draw:layer="layout" svg:width="20.599cm" svg:height="10.299cm" svg:x="4.8cm" svg:y="9.701cm">
          <draw:image xlink:href="../pictures/vente_octobre.png" xlink:type="simple" xlink:show="embed" xlink:actuate="onLoad">
            <text:p/>
          </draw:image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Visualisation des ventes en Octobre – 2/10/21 au 26/10/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1</text:span><text:span text:style-name="T2">er</text:span><text:span text:style-name="T1"> Partie – Nettoyage</text:span></text:p>
          </draw:text-box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Création de la Data Frame</text:span></text:p>
          </draw:text-box>
        </draw:frame>
        <draw:frame presentation:style-name="pr2" draw:text-style-name="P5" draw:layer="layout" svg:width="26cm" svg:height="2.155cm" svg:x="1.8cm" svg:y="7.846cm">
          <draw:text-box>
            <text:p text:style-name="P7"><text:span text:style-name="T4"><text:s/></text:span></text:p>
          </draw:text-box>
        </draw:frame>
        <draw:frame draw:style-name="standard" draw:layer="layout" svg:width="26.198cm" svg:height="7.998cm" svg:x="1.751cm" svg:y="10.70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>
                <text:p text:style-name="P4"><text:span text:style-name="T3">Colonne</text:span></text:p>
              </table:table-cell>
              <table:table-cell>
                <text:p text:style-name="P4"><text:span text:style-name="T3">Fichier csv</text:span></text:p>
                <text:p text:style-name="P4"><text:span text:style-name="T3">Nombres</text:span></text:p>
              </table:table-cell>
              <table:table-cell>
                <text:p text:style-name="P4"><text:span text:style-name="T3">Data Frame</text:span></text:p>
                <text:p text:style-name="P4"><text:span text:style-name="T3">Nombre</text:span></text:p>
              </table:table-cell>
              <table:table-cell>
                <text:p text:style-name="P4"><text:span text:style-name="T3">Différence</text:span></text:p>
              </table:table-cell>
              <table:table-cell>
                <text:p text:style-name="P4">Commentaires</text:p>
              </table:table-cell>
            </table:table-row>
            <table:table-row table:style-name="ro1" table:default-cell-style-name="ce3">
              <table:table-cell table:style-name="ce4">
                <text:p text:style-name="P7"><text:span text:style-name="T3">Customers</text:span></text:p>
              </table:table-cell>
              <table:table-cell>
                <text:p text:style-name="P4">8 623</text:p>
              </table:table-cell>
              <table:table-cell>
                <text:p text:style-name="P4">8 600</text:p>
              </table:table-cell>
              <table:table-cell>
                <text:p text:style-name="P4">-23</text:p>
              </table:table-cell>
              <table:table-cell>
                <text:p text:style-name="P4">2 tests et 21 non acheteurs</text:p>
              </table:table-cell>
            </table:table-row>
            <table:table-row table:style-name="ro1" table:default-cell-style-name="ce3">
              <table:table-cell table:style-name="ce4">
                <text:p text:style-name="P7"><text:span text:style-name="T3">Products</text:span></text:p>
              </table:table-cell>
              <table:table-cell>
                <text:p text:style-name="P4">3 287</text:p>
              </table:table-cell>
              <table:table-cell>
                <text:p text:style-name="P4">3 264</text:p>
              </table:table-cell>
              <table:table-cell>
                <text:p text:style-name="P4">-23</text:p>
              </table:table-cell>
              <table:table-cell>
                <text:p text:style-name="P4">1 test et 22 non achetés</text:p>
              </table:table-cell>
            </table:table-row>
            <table:table-row table:style-name="ro2" table:default-cell-style-name="ce3">
              <table:table-cell table:style-name="ce4">
                <text:p text:style-name="P7"><text:span text:style-name="T3">Transactions</text:span></text:p>
              </table:table-cell>
              <table:table-cell>
                <text:p text:style-name="P4">337 016</text:p>
              </table:table-cell>
              <table:table-cell>
                <text:p text:style-name="P4">336 713</text:p>
              </table:table-cell>
              <table:table-cell>
                <text:p text:style-name="P4">-303</text:p>
              </table:table-cell>
              <table:table-cell>
                <text:p text:style-name="P4">200 tests et 103 de 0_224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2</text:span><text:span text:style-name="T5">ème</text:span><text:span text:style-name="T1"> Partie – Visualisation des données</text:span></text:p>
          </draw:text-box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L’age</text:span></text:p>
          </draw:text-box>
        </draw:frame>
        <draw:frame presentation:style-name="pr2" draw:text-style-name="P5" draw:layer="layout" svg:width="26cm" svg:height="2.155cm" svg:x="1.8cm" svg:y="7.846cm">
          <draw:text-box>
            <text:p text:style-name="P7"><text:span text:style-name="T4"><text:s/></text:span></text:p>
          </draw:text-box>
        </draw:frame>
        <draw:frame draw:style-name="standard" xml:id="id7" draw:id="id7" draw:layer="layout" svg:width="26.199cm" svg:height="7.998cm" svg:x="1.752cm" svg:y="10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Age</text:span></text:p>
              </table:table-cell>
              <table:table-cell>
                <text:p text:style-name="P2"><text:span text:style-name="T3">Catégorie</text:span></text:p>
              </table:table-cell>
              <table:table-cell>
                <text:p text:style-name="P2"><text:span text:style-name="T3">Nombre</text:span></text:p>
              </table:table-cell>
              <table:table-cell>
                <text:p text:style-name="P2"><text:span text:style-name="T3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18 à 30 ans</text:span></text:p>
              </table:table-cell>
              <table:table-cell>
                <text:p text:style-name="P2"><text:span text:style-name="T3">1</text:span></text:p>
              </table:table-cell>
              <table:table-cell>
                <text:p text:style-name="P2"><text:span text:style-name="T3">20 699</text:span></text:p>
              </table:table-cell>
              <table:table-cell>
                <text:p text:style-name="P2"><text:span text:style-name="T3">13,31 %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31 à 59 ans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107 953</text:span></text:p>
              </table:table-cell>
              <table:table-cell>
                <text:p text:style-name="P2"><text:span text:style-name="T3">69.41 %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3">60 à 99 ans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26 870</text:span></text:p>
              </table:table-cell>
              <table:table-cell>
                <text:p text:style-name="P2"><text:span text:style-name="T3">17.28 %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8" xml:id="id6" draw:id="id6" draw:layer="layout" svg:width="19.399cm" svg:height="9.699cm" svg:x="5.151cm" svg:y="10.301cm">
          <draw:image xlink:href="../pictures/age_distribution.png" xlink:type="simple" xlink:show="embed" xlink:actuate="onLoad">
            <text:p/>
          </draw:image>
        </draw:frame>
        <draw:frame draw:style-name="gr4" draw:text-style-name="P8" xml:id="id8" draw:id="id8" draw:layer="layout" svg:width="11.999cm" svg:height="12.882cm" svg:x="8.851cm" svg:y="7.118cm">
          <draw:image xlink:href="../pictures/cat_ag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2</text:span><text:span text:style-name="T5">ème</text:span><text:span text:style-name="T1"> Partie – Visualisation des données</text:span></text:p>
          </draw:text-box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Les prix</text:span></text:p>
          </draw:text-box>
        </draw:frame>
        <draw:frame presentation:style-name="pr2" draw:text-style-name="P5" draw:layer="layout" svg:width="26cm" svg:height="2.155cm" svg:x="1.8cm" svg:y="7.846cm">
          <draw:text-box>
            <text:p text:style-name="P7"><text:span text:style-name="T4"><text:s/></text:span></text:p>
          </draw:text-box>
        </draw:frame>
        <draw:frame draw:style-name="gr5" draw:text-style-name="P8" xml:id="id9" draw:id="id9" draw:layer="layout" svg:width="26.258cm" svg:height="10cm" svg:x="1.721cm" svg:y="10cm">
          <draw:image xlink:href="../pictures/prix_distribution.png" xlink:type="simple" xlink:show="embed" xlink:actuate="onLoad">
            <text:p/>
          </draw:image>
        </draw:frame>
        <draw:frame draw:style-name="gr6" draw:text-style-name="P8" xml:id="id11" draw:id="id11" draw:layer="layout" svg:width="22.206cm" svg:height="12.4cm" svg:x="3.747cm" svg:y="7.6cm">
          <draw:image xlink:href="../pictures/cat_price.png" xlink:type="simple" xlink:show="embed" xlink:actuate="onLoad">
            <text:p/>
          </draw:image>
        </draw:frame>
        <draw:frame draw:style-name="standard" xml:id="id10" draw:id="id10" draw:layer="layout" svg:width="26.199cm" svg:height="7.998cm" svg:x="1.752cm" svg:y="10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Prix</text:span></text:p>
              </table:table-cell>
              <table:table-cell>
                <text:p text:style-name="P2"><text:span text:style-name="T3">Catégorie</text:span></text:p>
              </table:table-cell>
              <table:table-cell>
                <text:p text:style-name="P2"><text:span text:style-name="T3">Nombre</text:span></text:p>
              </table:table-cell>
              <table:table-cell>
                <text:p text:style-name="P2"><text:span text:style-name="T3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0 à 4,99</text:span></text:p>
              </table:table-cell>
              <table:table-cell>
                <text:p text:style-name="P2"><text:span text:style-name="T3">1</text:span></text:p>
              </table:table-cell>
              <table:table-cell>
                <text:p text:style-name="P2"><text:span text:style-name="T3">33 056</text:span></text:p>
              </table:table-cell>
              <table:table-cell>
                <text:p text:style-name="P2"><text:span text:style-name="T3">10,66 %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5 à 19,99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209 903</text:span></text:p>
              </table:table-cell>
              <table:table-cell>
                <text:p text:style-name="P2"><text:span text:style-name="T3">67,69 %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3">20 à 300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67 131</text:span></text:p>
              </table:table-cell>
              <table:table-cell>
                <text:p text:style-name="P2"><text:span text:style-name="T3">21,65 %</text:span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2</text:span><text:span text:style-name="T5">ème</text:span><text:span text:style-name="T1"> Partie – Visualisation des données</text:span></text:p>
          </draw:text-box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Les catégories de livres</text:span></text:p>
          </draw:text-box>
        </draw:frame>
        <draw:frame presentation:style-name="pr2" draw:text-style-name="P5" draw:layer="layout" svg:width="26cm" svg:height="2.155cm" svg:x="1.8cm" svg:y="7.846cm">
          <draw:text-box>
            <text:p text:style-name="P7"><text:span text:style-name="T4"><text:s/></text:span></text:p>
          </draw:text-box>
        </draw:frame>
        <draw:frame draw:style-name="standard" xml:id="id15" draw:id="id15" draw:layer="layout" svg:width="26.199cm" svg:height="7.998cm" svg:x="1.752cm" svg:y="10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Type de livres</text:span></text:p>
              </table:table-cell>
              <table:table-cell>
                <text:p text:style-name="P2"><text:span text:style-name="T3">Catégorie</text:span></text:p>
              </table:table-cell>
              <table:table-cell>
                <text:p text:style-name="P2"><text:span text:style-name="T3">Nombre</text:span></text:p>
              </table:table-cell>
              <table:table-cell>
                <text:p text:style-name="P2"><text:span text:style-name="T3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Livre de poche</text:span></text:p>
              </table:table-cell>
              <table:table-cell>
                <text:p text:style-name="P2"><text:span text:style-name="T3">1</text:span></text:p>
              </table:table-cell>
              <table:table-cell>
                <text:p text:style-name="P2"><text:span text:style-name="T3">187 017</text:span></text:p>
              </table:table-cell>
              <table:table-cell>
                <text:p text:style-name="P2"><text:span text:style-name="T3">60,31 %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Grand Format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106 768</text:span></text:p>
              </table:table-cell>
              <table:table-cell>
                <text:p text:style-name="P2"><text:span text:style-name="T3">34,43 %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3">Livre de 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16 305</text:span></text:p>
              </table:table-cell>
              <table:table-cell>
                <text:p text:style-name="P2"><text:span text:style-name="T3">05,26 %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7" draw:text-style-name="P8" xml:id="id12" draw:id="id12" draw:layer="layout" svg:width="26.602cm" svg:height="7.999cm" svg:x="1.549cm" svg:y="10.8cm">
          <draw:image xlink:href="../pictures/categ.png" xlink:type="simple" xlink:show="embed" xlink:actuate="onLoad">
            <text:p/>
          </draw:image>
        </draw:frame>
        <draw:frame draw:style-name="gr8" draw:text-style-name="P9" draw:layer="layout" svg:width="3.817cm" svg:height="0.962cm" svg:x="10.183cm" svg:y="12.438cm">
          <draw:text-box>
            <text:p xml:id="id14" text:id="id14">Product.csv</text:p>
          </draw:text-box>
        </draw:frame>
        <draw:frame draw:style-name="gr8" draw:text-style-name="P9" draw:layer="layout" svg:width="3.851cm" svg:height="0.962cm" svg:x="23.8cm" svg:y="12.438cm">
          <draw:text-box>
            <text:p xml:id="id13" text:id="id13">Data Frame</text:p>
          </draw:text-box>
        </draw:frame>
        <draw:frame draw:style-name="gr9" draw:text-style-name="P2" xml:id="id16" draw:id="id16" draw:layer="layout" svg:width="23.816cm" svg:height="11.907cm" svg:x="2.942cm" svg:y="8.093cm">
          <draw:image xlink:href="../pictures/categ_moustache.png" xlink:type="simple" xlink:show="embed" xlink:actuate="onLoad">
            <text:p/>
          </draw:image>
        </draw:frame>
        <draw:frame draw:style-name="gr9" draw:text-style-name="P2" xml:id="id17" draw:id="id17" draw:layer="layout" svg:width="23.82cm" svg:height="11.91cm" svg:x="2.94cm" svg:y="8.09cm">
          <draw:image xlink:href="../pictures/categ_distribution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4.929cm" svg:height="5.046cm" svg:x="2.385cm" svg:y="0.821cm" presentation:class="title" presentation:user-transformed="true">
          <draw:text-box>
            <text:p>Projet 4 - Analysez les ventes de votre entreprise</text:p>
          </draw:text-box>
        </draw:frame>
        <draw:frame presentation:style-name="pr2" draw:text-style-name="P1" draw:layer="layout" svg:width="24.929cm" svg:height="2.155cm" svg:x="2.385cm" svg:y="5.445cm" presentation:class="subtitle" presentation:user-transformed="true">
          <draw:text-box>
            <text:p><text:span text:style-name="T1">2</text:span><text:span text:style-name="T5">ème</text:span><text:span text:style-name="T1"> </text:span><text:span text:style-name="T1">Partie – </text:span><text:span text:style-name="T1">Visualisati</text:span><text:span text:style-name="T1">on des </text:span><text:span text:style-name="T1">données</text:span></text:p>
          </draw:text-box>
        </draw:frame>
        <draw:frame presentation:style-name="pr2" draw:text-style-name="P5" draw:layer="layout" svg:width="26cm" svg:height="2.155cm" svg:x="1.8cm" svg:y="7.845cm">
          <draw:text-box>
            <text:p text:style-name="P4"><text:span text:style-name="T4">Les Meilleurs </text:span><text:span text:style-name="T4">Clients</text:span></text:p>
          </draw:text-box>
        </draw:frame>
        <draw:frame presentation:style-name="pr2" draw:text-style-name="P5" draw:layer="layout" svg:width="26cm" svg:height="2.155cm" svg:x="1.8cm" svg:y="7.846cm">
          <draw:text-box>
            <text:p text:style-name="P7"><text:span text:style-name="T4"><text:s/></text:span></text:p>
          </draw:text-box>
        </draw:frame>
        <draw:frame draw:style-name="standard" xml:id="id18" draw:id="id18" draw:layer="layout" svg:width="26.199cm" svg:height="7.998cm" svg:x="1.752cm" svg:y="10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3">Type de livres</text:span></text:p>
              </table:table-cell>
              <table:table-cell>
                <text:p text:style-name="P2"><text:span text:style-name="T3">Catégorie</text:span></text:p>
              </table:table-cell>
              <table:table-cell>
                <text:p text:style-name="P2"><text:span text:style-name="T3">Nombre</text:span></text:p>
              </table:table-cell>
              <table:table-cell>
                <text:p text:style-name="P2"><text:span text:style-name="T3">Pourcentage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Livre de poche</text:span></text:p>
              </table:table-cell>
              <table:table-cell>
                <text:p text:style-name="P2"><text:span text:style-name="T3">1</text:span></text:p>
              </table:table-cell>
              <table:table-cell>
                <text:p text:style-name="P2"><text:span text:style-name="T3">187 017</text:span></text:p>
              </table:table-cell>
              <table:table-cell>
                <text:p text:style-name="P2"><text:span text:style-name="T3">60,31 %</text:span></text:p>
              </table:table-cell>
            </table:table-row>
            <table:table-row table:style-name="ro1" table:default-cell-style-name="ce1">
              <table:table-cell table:style-name="ce2">
                <text:p text:style-name="P3"><text:span text:style-name="T3">Grand Format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106 768</text:span></text:p>
              </table:table-cell>
              <table:table-cell>
                <text:p text:style-name="P2"><text:span text:style-name="T3">34,43 %</text:span></text:p>
              </table:table-cell>
            </table:table-row>
            <table:table-row table:style-name="ro2" table:default-cell-style-name="ce1">
              <table:table-cell table:style-name="ce2">
                <text:p text:style-name="P3"><text:span text:style-name="T3">Livre de 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16 305</text:span></text:p>
              </table:table-cell>
              <table:table-cell>
                <text:p text:style-name="P2"><text:span text:style-name="T3">05,26 %</text:span></text:p>
              </table:table-cell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61cm" fo:margin-bottom="0cm" fo:text-indent="0cm"/>
      <style:text-properties fo:font-size="28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929cm" svg:height="3.172cm" svg:x="2.385cm" svg:y="1.757cm" presentation:class="title" presentation:placeholder="true">
        <draw:text-box/>
      </draw:frame>
      <draw:frame presentation:style-name="Standard-outline1" draw:layer="backgroundobjects" svg:width="24.929cm" svg:height="11.019cm" svg:x="2.385cm" svg:y="5.445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09cm" svg:x="10.473cm" svg:y="18.3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6cm" svg:y="18.30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2T09:29:02.911565274</meta:creation-date>
    <meta:editing-duration>PT1H25M51S</meta:editing-duration>
    <meta:editing-cycles>13</meta:editing-cycles>
    <meta:generator>LibreOffice/6.0.7.3$Linux_X86_64 LibreOffice_project/00m0$Build-3</meta:generator>
    <dc:date>2020-06-15T21:19:14.075708649</dc:date>
    <meta:document-statistic meta:object-count="85"/>
  </office:meta>
</office:document-meta>
</file>